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T1" style:family="text">
      <style:text-properties fo:color="#ffffff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My Intership experienc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ndoniu Daniel 5°AI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I made my school intership at Eeprom. Its head office is located in Rosà (via Mazzini 91). </text:p>
              </text:list-item>
              <text:list-item>
                <text:p>Is a small office with just one employee and the boss.</text:p>
              </text:list-item>
              <text:list-item>
                <text:p>A little reception, the boss’s office and the main room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e of Jo<text:span text:style-name="T2">b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Mainly I installed Windows 10 in PCs.</text:p>
              </text:list-item>
              <text:list-item>
                <text:p text:style-name="P3">I assembled some Pc</text:p>
              </text:list-item>
              <text:list-item>
                <text:p text:style-name="P3">Used TeamViewer to help the customers.</text:p>
              </text:list-item>
              <text:list-item>
                <text:p>Sometimes the boss took me to the companies to resolve their problems.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ersonal Consider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3">It was really intersting to work there.</text:p>
              </text:list-item>
              <text:list-item>
                <text:p text:style-name="P3">I did a lot compared with the expertations.</text:p>
              </text:list-item>
              <text:list-item>
                <text:p>In the future i’d like to do this type of job, maybe not forever but for a whi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6T14:34:08.668000000</meta:creation-date>
    <meta:editing-duration>PT2H20M21S</meta:editing-duration>
    <meta:editing-cycles>50</meta:editing-cycles>
    <meta:generator>LibreOffice/6.3.1.2$Windows_X86_64 LibreOffice_project/b79626edf0065ac373bd1df5c28bd630b4424273</meta:generator>
    <dc:title>Blueprint Plans</dc:title>
    <dc:date>2019-10-07T15:18:42.283000000</dc:date>
    <meta:document-statistic meta:object-count="48"/>
  </office:meta>
</office:document-meta>
</file>